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0.64mm" fo:margin-left="99.32mm" table:align="left"/>
    </style:style>
    <style:style style:name="Table2.A" style:family="table-column">
      <style:table-column-properties style:column-width="70.64mm"/>
    </style:style>
    <style:style style:name="Table2.A1" style:family="table-cell">
      <style:table-cell-properties fo:padding="0.97mm" fo:border="none"/>
    </style:style>
    <style:style style:name="Table1" style:family="table">
      <style:table-properties style:width="77.79mm" table:align="left"/>
    </style:style>
    <style:style style:name="Table1.A" style:family="table-column">
      <style:table-column-properties style:column-width="77.79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70.38mm" table:align="left"/>
    </style:style>
    <style:style style:name="Table3.A" style:family="table-column">
      <style:table-column-properties style:column-width="8.2mm"/>
    </style:style>
    <style:style style:name="Table3.B" style:family="table-column">
      <style:table-column-properties style:column-width="12.17mm"/>
    </style:style>
    <style:style style:name="Table3.C" style:family="table-column">
      <style:table-column-properties style:column-width="13.23mm"/>
    </style:style>
    <style:style style:name="Table3.D" style:family="table-column">
      <style:table-column-properties style:column-width="3.18mm"/>
    </style:style>
    <style:style style:name="Table3.E" style:family="table-column">
      <style:table-column-properties style:column-width="10.58mm"/>
    </style:style>
    <style:style style:name="Table3.F" style:family="table-column">
      <style:table-column-properties style:column-width="3.44mm"/>
    </style:style>
    <style:style style:name="Table3.G" style:family="table-column">
      <style:table-column-properties style:column-width="19.58mm"/>
    </style:style>
    <style:style style:name="Table3.A1" style:family="table-cell">
      <style:table-cell-properties fo:padding="0.97mm" fo:border="none"/>
    </style:style>
    <style:style style:name="Table3.A4" style:family="table-cell">
      <style:table-cell-properties fo:padding="0.97mm" fo:border-left="0.05pt solid #000000" fo:border-right="none" fo:border-top="0.05pt solid #000000" fo:border-bottom="0.05pt solid #000000"/>
    </style:style>
    <style:style style:name="Table3.G4" style:family="table-cell">
      <style:table-cell-properties fo:padding="0.97mm" fo:border="0.05pt solid #000000"/>
    </style:style>
    <style:style style:name="Table3.A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officeooo:paragraph-rsid="004f6dd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528cad" officeooo:paragraph-rsid="00528cad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4c724d"/>
    </style:style>
    <style:style style:name="P9" style:family="paragraph" style:parent-style-name="Text_20_body">
      <style:text-properties officeooo:paragraph-rsid="004da65a"/>
    </style:style>
    <style:style style:name="P10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ac16" style:font-weight-asian="normal" style:font-weight-complex="normal"/>
    </style:style>
    <style:style style:name="T3" style:family="text">
      <style:text-properties officeooo:rsid="0033ea40"/>
    </style:style>
    <style:style style:name="T4" style:family="text">
      <style:text-properties officeooo:rsid="003553cc"/>
    </style:style>
    <style:style style:name="T5" style:family="text">
      <style:text-properties officeooo:rsid="003cedbe"/>
    </style:style>
    <style:style style:name="T6" style:family="text">
      <style:text-properties officeooo:rsid="0042e75a"/>
    </style:style>
    <style:style style:name="T7" style:family="text">
      <style:text-properties officeooo:rsid="00448866"/>
    </style:style>
    <style:style style:name="T8" style:family="text">
      <style:text-properties officeooo:rsid="0045a0a9"/>
    </style:style>
    <style:style style:name="T9" style:family="text">
      <style:text-properties officeooo:rsid="004bbd3d"/>
    </style:style>
    <style:style style:name="T10" style:family="text">
      <style:text-properties officeooo:rsid="0014ac16"/>
    </style:style>
    <style:style style:name="T11" style:family="text">
      <style:text-properties officeooo:rsid="0014ff0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 table:style-name="TableLine93852099808512"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 table:style-name="TableLine93852102277664"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 table:style-name="TableLine93852099849040"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 table:style-name="TableLine93852099914144"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 table:style-name="TableLine9385209991473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099915360"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 table:style-name="TableLine93852099916016"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 table:style-name="TableLine93852099916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099917376"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 table:style-name="TableLine93852099918000"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 table:style-name="TableLine9385209991862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099919328"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 table:style-name="TableLine9385209992003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099920768"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 table:style-name="TableLine93852099921504"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 table:style-name="TableLine93852099922240"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 table:style-name="TableLine93852099922976"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 table:style-name="TableLine93852099924256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099924992"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 table:style-name="TableLine93852099925728"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 table:style-name="TableLine9385209992646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099927200"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 table:style-name="TableLine93852099927936"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 table:style-name="TableLine93852099928672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 table:style-name="TableLine93852099929408"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 table:style-name="TableLine93852099930144"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<text:span text:style-name="T5">: </text:span><text:span text:style-name="T5"><text:text-input text:description="&lt;formatLang(o.meeting_id.datewotime,date=True)&gt;">&lt;formatLang(o.meeting_id.datewotime,date=True)&gt;</text:text-input></text:span></text:p>
      <text:p text:style-name="P2"/>
      <table:table table:name="Table1" table:style-name="Table1">
        <table:table-column table:style-name="Table1.A"/>
        <table:table-row table:style-name="TableLine93852099850544"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 table:style-name="TableLine93852099942704">
          <table:table-cell table:style-name="Table1.A2" office:value-type="string">
            <text:p text:style-name="P1">Cc : <text:text-input text:description="&lt;line.title.name&gt;">title</text:text-input><text:s/><text:text-input text:description="&lt;line.name&gt;">partner_id.name</text:text-input></text:p>
          </table:table-cell>
        </table:table-row>
        <table:table-row table:style-name="TableLine93852099943616"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 table:style-name="TableLine93852099944208"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 table:style-name="TableLine93852099944800"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 table:style-name="TableLine93852099945344"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P4">NOUVEAU COMPTE RENDU</text:p>
      <text:p text:style-name="P4">Motif de consultation : </text:p>
      <text:p text:style-name="P4"><text:text-input text:description="&lt;o.meeting_id.motive&gt;">&lt;o.motive&gt;</text:text-input><text:text-input text:description="&lt;o.motive&gt;"/></text:p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text-input text:description="&lt;/if&gt;">&lt;/if&gt;</text:text-input></text:p>
      <text:p text:style-name="Text_20_body"><text:soft-page-break/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span text:style-name="T6"> </text:span><text:text-input text:description="&lt;/if&gt;">&lt;/if&gt;</text:text-input><text:text-input text:description="&lt;if test=&quot;o.honorific is False&quot;&gt;">&lt;if test="o.honorific is False"&gt;</text:text-input>te<text:span text:style-name="T7"> </text:span><text:text-input text:description="&lt;/if&gt;">&lt;/if&gt;</text:text-input>remercie de m'avoir adressé <text:text-input text:description="&lt;if test=&quot;o.honorific is True&quot;&gt;">&lt;if test="o.honorific is True"&gt;</text:text-input>votre<text:span text:style-name="T8"> </text:span><text:text-input text:description="&lt;if test=&quot;o.partner_id.gender =='F'&quot;&gt;">&lt;if test="o.partner_id.gender =='F'"&gt;</text:text-input>patiente<text:text-input text:description="&lt;/if&gt;">&lt;/if&gt;</text:text-input><text:text-input text:description="&lt;if test=&quot;o.partner_id.gender =='M'&quot;&gt;">&lt;if test="o.partner_id.gender =='M'"&gt;</text:text-input>patient<text:text-input text:description="&lt;/if&gt;">&lt;/if&gt;</text:text-input><text:text-input text:description="&lt;/if&gt;">&lt;/if&gt;</text:text-input><text:text-input text:description="&lt;if test=&quot;o.honorific is False&quot;&gt;">&lt;if test="o.honorific is False"&gt;</text:text-input><text:text-input text:description="&lt;if test=&quot;o.partner_id.gender =='F'&quot;&gt;">&lt;if test="o.partner_id.gender =='F'"&gt;</text:text-input>ta patiente<text:text-input text:description="&lt;/if&gt;">&lt;/if&gt;</text:text-input><text:text-input text:description="&lt;if test=&quot;o.partner_id.gender =='M'&quot;&gt;">&lt;if test="o.partner_id.gender =='M'"&gt;</text:text-input>ton patien<text:span text:style-name="T6">t</text:span><text:text-input text:description="&lt;/if&gt;">&lt;/if&gt;</text:text-input>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
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><text:text-input text:description="&lt;o.meeting_id.chief_complaint&gt;">&lt;o.meeting_id.chief_complaint&gt;</text:text-input></text:p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 : 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s/><text:text-input text:description="&lt;line.va_or&gt;">&lt;va_or&gt;</text:text-input><text:s/><text:text-input text:description="&lt;line.nv_od&gt;">&lt;nv_od&gt;</text:text-input><text:s/><text:span text:style-name="T9">| </text:span>OG : <text:text-input text:description="&lt;line.va_os&gt;">&lt;va_os&gt;</text:text-input><text:s/><text:text-input text:description="&lt;if test=&quot;line.qualif_os&quot;&gt;">if qualif_od</text:text-input><text:s/>(<text:text-input text:description="&lt;get_selection_item(line,'qualif_os')&gt;">&lt;get_selection_item(line,'qualif_od')&gt;</text:text-input>) <text:text-input text:description="&lt;/if&gt;">&lt;/if&gt;</text:text-input><text:s/><text:span text:style-name="T4"><text:text-input text:description="&lt;line.va_ol&gt;">&lt;va_ol&gt;</text:text-input></text:span><text:s/><text:span text:style-name="T3"><text:text-input text:description="&lt;line.nv_os&gt;">&lt;nv_os&gt;</text:text-input></text:span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: OD: <text:text-input text:description="&lt;line.iop_od&gt;">&lt;line.iop_od&gt;</text:text-input><text:s text:c="2"/>| <text:s/>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P8"><text:text-input text:description="&lt;if test=&quot;o.DR == True&quot;&gt;">if DR info</text:text-input><text:span text:style-name="T11">Informations sur les signes de décollement de rétine qui doivent inciter à consulter rapidement : flash lumineux, éclair lumineux, corps flottants, mouche volante, points noirs, filets noirs et/ou voile.</text:span><text:span text:style-name="T2"><text:text-input text:description="&lt;/if&gt;">&lt;/if&gt;</text:text-input></text:span></text:p>
      <text:p text:style-name="P9"><text:span text:style-name="T10"><text:text-input text:description="&lt;if test=&quot;o.DMLA == True&quot;&gt;">if DMLA info</text:text-input></text:span><text:span text:style-name="T10">Indication <text:s/>à une autosurveillance œil par œil avec la correction à la recherche d’une majoration de la déformations des lignes droites et / ou d’une tache dans le champ visuel central. Et consultation rapide en cas de signe fonctionnel ophtalmologique.</text:span><text:span text:style-name="T2"><text:text-input text:description="&lt;/if&gt;">&lt;/if&gt;</text:text-input></text:span></text:p>
      <text:p text:style-name="P9"><text:text-input text:description="&lt;if test=&quot;o.receiver_partner is True&quot;&gt;">&lt;if test="o.receiver_partner is True"&gt;</text:text-input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soft-page-break/>Bien confraternellement</text:p>
      <text:p text:style-name="Text_20_body"><text:text-input text:description="&lt;/if&gt;">&lt;/if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Line93852100091312"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52100159248"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52100161600"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52100162976"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 table:style-name="TableLine93852100168720"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 table:style-name="TableLine93852100174064"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3852100176368"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><draw:frame draw:style-name="fr1" draw:name="graphics1" text:anchor-type="paragraph" svg:x="99.41mm" svg:y="1.5mm" svg:width="56.22mm" svg:height="18.03mm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01mm" fo:margin-bottom="0mm" style:contextual-spacing="false" style:writing-mode="page"/>
      <style:text-properties fo:font-size="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mm" fo:margin-bottom="0mm" style:contextual-spacing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7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0.4.2$Linux_X86_64 LibreOffice_project/00$Build-2</meta:generator>
    <dc:date>2022-06-03T21:27:38.865079759</dc:date>
    <meta:editing-duration>P1DT17H52M24S</meta:editing-duration>
    <meta:editing-cycles>248</meta:editing-cycles>
    <meta:document-statistic meta:table-count="3" meta:image-count="1" meta:object-count="0" meta:page-count="3" meta:paragraph-count="124" meta:word-count="915" meta:character-count="4658" meta:non-whitespace-character-count="4305"/>
  </office:meta>
</office:document-meta>
</file>